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75cm" fo:min-width="4.5cm" draw:shadow="hidden"/>
    </style:style>
    <style:style style:name="gr2" style:family="graphic" style:parent-style-name="standard">
      <style:graphic-properties draw:stroke="none" svg:stroke-color="#000000" draw:fill="none" draw:fill-color="#ffffff" fo:min-height="0.9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3.7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.5cm" draw:shadow="hidden"/>
    </style:style>
    <style:style style:name="gr5" style:family="graphic" style:parent-style-name="standard">
      <style:graphic-properties draw:stroke="none" svg:stroke-color="#000000" draw:fill="none" draw:fill-color="#ffffff" fo:min-height="0.35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9cm" svg:x="2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2cm" svg:x="2.5cm" svg:y="1.8cm">
          <draw:text-box>
            <text:p text:style-name="P1"><text:span text:style-name="T1">Блок N</text:span></text:p>
          </draw:text-box>
        </draw:frame>
        <draw:custom-shape draw:style-name="gr3" draw:text-style-name="P1" draw:layer="layout" svg:width="4.2cm" svg:height="6cm" svg:x="2.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cm" svg:height="1.2cm" svg:x="2.5cm" svg:y="4cm">
          <draw:text-box>
            <text:p text:style-name="P1"><text:span text:style-name="T2">Служебный заголовок</text:span></text:p>
          </draw:text-box>
        </draw:frame>
        <draw:custom-shape draw:style-name="gr4" draw:text-style-name="P1" xml:id="id4" draw:id="id4" draw:layer="layout" svg:width="3cm" svg:height="1.3cm" svg:x="3cm" svg:y="6.5cm">
          <text:p text:style-name="P1">Хэш N-1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cm" svg:height="1.3cm" svg:x="3cm" svg:y="8.4cm">
          <text:p text:style-name="P1">Хэш N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cm" svg:height="1.508cm" svg:x="3.4cm" svg:y="4.4cm">
          <draw:text-box>
            <text:p text:style-name="P1"><text:span text:style-name="T3">…</text:span></text:p>
          </draw:text-box>
        </draw:frame>
        <draw:custom-shape draw:style-name="gr1" draw:text-style-name="P1" draw:layer="layout" svg:width="5cm" svg:height="9cm" svg:x="10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2cm" svg:x="10.5cm" svg:y="1.8cm">
          <draw:text-box>
            <text:p text:style-name="P1"><text:span text:style-name="T1">Блок N+1</text:span></text:p>
          </draw:text-box>
        </draw:frame>
        <draw:custom-shape draw:style-name="gr3" draw:text-style-name="P1" draw:layer="layout" svg:width="4.2cm" svg:height="6cm" svg:x="10.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cm" svg:height="1.2cm" svg:x="10.5cm" svg:y="4cm">
          <draw:text-box>
            <text:p text:style-name="P1"><text:span text:style-name="T2">Служебный заголовок</text:span></text:p>
          </draw:text-box>
        </draw:frame>
        <draw:custom-shape draw:style-name="gr4" draw:text-style-name="P1" xml:id="id2" draw:id="id2" draw:layer="layout" svg:width="3cm" svg:height="1.3cm" svg:x="11cm" svg:y="6.5cm">
          <text:p text:style-name="P1">Хэш N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cm" svg:height="1.3cm" svg:x="11cm" svg:y="8.4cm">
          <text:p text:style-name="P1">Хэш N+1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cm" svg:height="1.508cm" svg:x="11.4cm" svg:y="4.4cm">
          <draw:text-box>
            <text:p text:style-name="P1"><text:span text:style-name="T3">…</text:span></text:p>
          </draw:text-box>
        </draw:frame>
        <draw:connector draw:style-name="gr6" draw:text-style-name="P5" draw:layer="layout" svg:x1="6cm" svg:y1="9.05cm" svg:x2="11cm" svg:y2="7.15cm" draw:start-shape="id1" draw:end-shape="id2" draw:end-glue-point="3" svg:d="M6000 9050h2500v-1900h2500" svg:viewBox="0 0 5001 1901">
          <text:p/>
        </draw:connector>
        <draw:custom-shape draw:style-name="gr1" draw:text-style-name="P1" draw:layer="layout" svg:width="5cm" svg:height="9cm" svg:x="-6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2cm" svg:x="-5.5cm" svg:y="1.8cm">
          <draw:text-box>
            <text:p text:style-name="P1"><text:span text:style-name="T1">Блок N</text:span></text:p>
          </draw:text-box>
        </draw:frame>
        <draw:custom-shape draw:style-name="gr3" draw:text-style-name="P1" draw:layer="layout" svg:width="4.2cm" svg:height="6cm" svg:x="-5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cm" svg:height="1.2cm" svg:x="-5.5cm" svg:y="4cm">
          <draw:text-box>
            <text:p text:style-name="P1"><text:span text:style-name="T2">Служебный заголовок</text:span></text:p>
          </draw:text-box>
        </draw:frame>
        <draw:custom-shape draw:style-name="gr4" draw:text-style-name="P1" draw:layer="layout" svg:width="3cm" svg:height="1.3cm" svg:x="-5cm" svg:y="6.5cm">
          <text:p text:style-name="P1">Хэш N-1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.3cm" svg:x="-5cm" svg:y="8.4cm">
          <text:p text:style-name="P1">Хэш N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cm" svg:height="1.508cm" svg:x="-4.6cm" svg:y="4.4cm">
          <draw:text-box>
            <text:p text:style-name="P1"><text:span text:style-name="T3">…</text:span></text:p>
          </draw:text-box>
        </draw:frame>
        <draw:connector draw:style-name="gr6" draw:text-style-name="P5" draw:layer="layout" svg:x1="-2cm" svg:y1="9.05cm" svg:x2="3cm" svg:y2="7.15cm" draw:start-shape="id3" draw:start-glue-point="1" draw:end-shape="id4" svg:d="M-2000 9050h2500v-1900h2500" svg:viewBox="0 0 5001 1901">
          <text:p/>
        </draw:connector>
        <draw:connector draw:style-name="gr6" draw:text-style-name="P5" draw:layer="layout" svg:x1="14cm" svg:y1="9.05cm" svg:x2="17.825cm" svg:y2="6.985cm" draw:start-shape="id5" draw:start-glue-point="1" svg:d="M14000 9050h2163v-2065h1662" svg:viewBox="0 0 3826 20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7:36:23</meta:creation-date>
    <meta:generator>LibreOffice/6.0.6.2$Linux_X86_64 LibreOffice_project/0c292870b25a325b5ed35f6b45599d2ea4458e77</meta:generator>
    <dc:date>2018-10-29T19:26:28.717568879</dc:date>
    <meta:editing-duration>PT7M50S</meta:editing-duration>
    <meta:editing-cycles>1</meta:editing-cycles>
    <meta:document-statistic meta:object-count="24"/>
  </office:meta>
</office:document-meta>
</file>